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044" calcext:value-type="float">
            <text:p>64.4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7016" calcext:value-type="float">
            <text:p>64.5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8728" calcext:value-type="float">
            <text:p>64.4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952" calcext:value-type="float">
            <text:p>64.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096" calcext:value-type="float">
            <text:p>64.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2504" calcext:value-type="float">
            <text:p>64.9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1104" calcext:value-type="float">
            <text:p>65.2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7888" calcext:value-type="float">
            <text:p>65.3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6176" calcext:value-type="float">
            <text:p>65.4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6864" calcext:value-type="float">
            <text:p>65.5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0976" calcext:value-type="float">
            <text:p>65.7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06" calcext:value-type="float">
            <text:p>65.7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012" calcext:value-type="float">
            <text:p>65.7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201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5944" calcext:value-type="float">
            <text:p>65.8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8032" calcext:value-type="float">
            <text:p>65.7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201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1392" calcext:value-type="float">
            <text:p>66.0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200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8344" calcext:value-type="float">
            <text:p>65.9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200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0808" calcext:value-type="float">
            <text:p>65.9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4816" calcext:value-type="float">
            <text:p>65.9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3208" calcext:value-type="float">
            <text:p>66.0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256" calcext:value-type="float">
            <text:p>66.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3416" calcext:value-type="float">
            <text:p>66.1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200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7904" calcext:value-type="float">
            <text:p>66.2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200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2496" calcext:value-type="float">
            <text:p>66.4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832" calcext:value-type="float">
            <text:p>66.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200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8112" calcext:value-type="float">
            <text:p>66.4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199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8696" calcext:value-type="float">
            <text:p>66.5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199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4456" calcext:value-type="float">
            <text:p>66.8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199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4352" calcext:value-type="float">
            <text:p>66.8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199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596" calcext:value-type="float">
            <text:p>66.7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199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644" calcext:value-type="float">
            <text:p>66.7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199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7128" calcext:value-type="float">
            <text:p>66.9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552" calcext:value-type="float">
            <text:p>67.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22" calcext:value-type="float">
            <text:p>67.1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199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0904" calcext:value-type="float">
            <text:p>67.4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198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5288" calcext:value-type="float">
            <text:p>67.4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198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796" calcext:value-type="float">
            <text:p>67.4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198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5016" calcext:value-type="float">
            <text:p>67.5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198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232" calcext:value-type="float">
            <text:p>68.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198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0816" calcext:value-type="float">
            <text:p>68.2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568" calcext:value-type="float">
            <text:p>68.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197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568" calcext:value-type="float">
            <text:p>68.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197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7872" calcext:value-type="float">
            <text:p>68.3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197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3072" calcext:value-type="float">
            <text:p>68.0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197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848" calcext:value-type="float">
            <text:p>67.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197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7104" calcext:value-type="float">
            <text:p>67.5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368" calcext:value-type="float">
            <text:p>67.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197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412" calcext:value-type="float">
            <text:p>67.2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197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9424" calcext:value-type="float">
            <text:p>67.0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197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1032" calcext:value-type="float">
            <text:p>66.9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197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3896" calcext:value-type="float">
            <text:p>66.2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197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6864" calcext:value-type="float">
            <text:p>65.5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196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8096" calcext:value-type="float">
            <text:p>65.5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196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3264" calcext:value-type="float">
            <text:p>67.2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576" calcext:value-type="float">
            <text:p>65.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196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7456" calcext:value-type="float">
            <text:p>64.2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196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7168" calcext:value-type="float">
            <text:p>63.4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196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968" calcext:value-type="float">
            <text:p>62.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196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5864" calcext:value-type="float">
            <text:p>61.3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196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2152" calcext:value-type="float">
            <text:p>60.6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502</text:p>
          </table:table-cell>
          <table:table-cell office:value-type="string" calcext:value-type="string">
            <text:p>TWDB:2330502</text:p>
          </table:table-cell>
          <table:table-cell office:value-type="string" calcext:value-type="string">
            <text:p>196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